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3.4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diagonal-bl-tr="none" style:diagonal-tl-br="none" fo:border="none" style:rotation-align="none"/>
    </style:style>
    <style:style style:name="ce4" style:family="table-cell" style:parent-style-name="Default">
      <style:table-cell-properties style:diagonal-bl-tr="none" style:diagonal-tl-br="none" fo:border="none" style:rotation-align="none"/>
    </style:style>
    <style:style style:name="ce6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2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dimredu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lag</text:p>
          </table:table-cell>
          <table:table-cell table:style-name="Default" office:value-type="string" calcext:value-type="string">
            <text:p>model</text:p>
          </table:table-cell>
          <table:table-cell office:value-type="string" calcext:value-type="string">
            <text:p>model kwg</text:p>
          </table:table-cell>
          <table:table-cell office:value-type="string" calcext:value-type="string">
            <text:p>f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20_2_1;DROP=0.0_0.0_0.0;X_LeRELU_LeRELU;MSELoss;ADAMAX=0.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20_2_1;DROP=0.0_0.0_0.0;X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20_2_1;DROP=0.0_0.0_0.0;X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20_2_1;DROP=0.0_0.0_0.0;X_LeRELU_LeRELU;MSELoss;ADAMAX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64_64_64_1;DROP=0.5_05_0.5_0.0;X_LeRELU_LeRELU_LeRELU;MSELoss;ADAMAX=0.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64_64_64_1;DROP=0.5_05_0.5_0.0;X_LeRELU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64_64_64_1;DROP=0.5_05_0.5_0.0;X_LeRELU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64_64_64_1;DROP=0.5_05_0.5_0.0;X_LeRELU_LeRELU_LeRELU;MSELoss;ADAMAX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256_128_64_1;DROP=0.5_05_0.5_0.0;X_LeRELU_LeRELU_LeRELU;MSELoss;ADAMAX=0.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256_128_64_1;DROP=0.5_05_0.5_0.0;X_LeRELU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256_128_64_1;DROP=0.5_05_0.5_0.0;X_LeRELU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256_128_64_1;DROP=0.5_05_0.5_0.0;X_LeRELU_LeRELU_LeRELU;MSELoss;ADAMAX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MSELoss;ADAMAX=0.1;wd=0.01;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MSELoss;ADAMAX=0.05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MSELoss;ADAMAX=0.01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MSELoss;ADAMAX=0.001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64_64_64_1;DROP=0.5_05_0.5_0.0;X_LeRELU_LeRELU_LeRELU;MSELoss;ADAMAX=0.1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64_64_64_1;DROP=0.5_05_0.5_0.0;X_LeRELU_LeRELU_LeRELU;MSELoss;ADAMAX=0.05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64_64_64_1;DROP=0.5_05_0.5_0.0;X_LeRELU_LeRELU_LeRELU;MSELoss;ADAMAX=0.01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64_64_64_1;DROP=0.5_05_0.5_0.0;X_LeRELU_LeRELU_LeRELU;MSELoss;ADAMAX=0.001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LeRELU_LeRELU_LeRELU;MSELoss;ADAMAX=0.1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LeRELU_LeRELU_LeRELU;MSELoss;ADAMAX=0.05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LeRELU_LeRELU_LeRELU;MSELoss;ADAMAX=0.01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LeRELU_LeRELU_LeRELU;MSELoss;ADAMAX=0.001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MSELoss;ADAMAX=0.1;wd=0.001;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MSELoss;ADAMAX=0.0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64_64_64_1;DROP=0.5_05_0.5_0.0;X_LeRELU_LeRELU_LeRELU;MSELoss;ADAMAX=0.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64_64_64_1;DROP=0.5_05_0.5_0.0;X_LeRELU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64_64_64_1;DROP=0.5_05_0.5_0.0;X_LeRELU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64_64_64_1;DROP=0.5_05_0.5_0.0;X_LeRELU_LeRELU_LeRELU;MSELoss;ADAMAX=0.0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LeRELU_LeRELU_LeRELU;MSELoss;ADAMAX=0.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LeRELU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LeRELU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LeRELU_LeRELU_LeRELU;MSELoss;ADAMAX=0.0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20_2_1;DROP=0.0_0.0_0.0;X_LeRELU_LeRELU;MSELoss;ADAMAX=0.1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256_128_64_1;DROP=0.5_05_0.5_0.0;X_LeRELU_LeRELU_LeRELU;MSELoss;ADAMAX=0.1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MSELoss;ADAMAX=0.1;wd=0.01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LeRELU_LeRELU_LeRELU;MSELoss;ADAMAX=0.1;wd=0.01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256_128_64_1;DROP=0.1_01_0.1_0.0;X_LeRELU_LeRELU_LeRELU;MSELoss;ADAMAX=0.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256_128_64_1;DROP=0.2_02_0.2_0.0;X_LeRELU_LeRELU_LeRELU;MSELoss;ADAMAX=0.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1_01_0.1_0.0;X_LeRELU_LeRELU_LeRELU;MSELoss;ADAMAX=0.1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2_02_0.2_0.0;X_LeRELU_LeRELU_LeRELU;MSELoss;ADAMAX=0.1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2" office:value-type="string" calcext:value-type="string">
            <text:p>SOFTMAX;L=20_2_1;DROP=0.0_0.0_0.0;X_MISH_MISH;MSELoss;ADAMAX=0.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2" office:value-type="string" calcext:value-type="string">
            <text:p>SOFTMAX;L=256_128_64_1;DROP=0.5_05_0.5_0.0;X_MISH_MISH_MISH;MSELoss;ADAMAX=0.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MISH_MISH;MSELoss;ADAMAX=0.1;wd=0.01;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MISH_MISH_MISH;MSELoss;ADAMAX=0.1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2" office:value-type="string" calcext:value-type="string">
            <text:p>SOFTMAX;L=20_2_1;DROP=0.0_0.0_0.0;X_LeRELU_LeRELU;MSELoss;AdamW=0.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2" office:value-type="string" calcext:value-type="string">
            <text:p>SOFTMAX;L=256_128_64_1;DROP=0.5_05_0.5_0.0;X_LeRELU_LeRELU_LeRELU;MSELoss;AdamW=0.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MSELoss;AdamW=0.1;wd=0.01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LeRELU_LeRELU_LeRELU;MSELoss;AdamW=0.1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2" office:value-type="string" calcext:value-type="string">
            <text:p>SOFTMAX;L=20_2_1;DROP=0.0_0.0_0.0;X_LeRELU_LeRELU;L1Loss;ADAMAX=0.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2" office:value-type="string" calcext:value-type="string">
            <text:p>SOFTMAX;L=256_128_64_1;DROP=0.5_05_0.5_0.0;X_LeRELU_LeRELU_LeRELU;L1Loss;ADAMAX=0.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L1Loss;ADAMAX=0.1;wd=0.01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LeRELU_LeRELU_LeRELU;L1Loss;ADAMAX=0.1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3" office:value-type="string" calcext:value-type="string">
            <text:p>PCA_m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2" office:value-type="string" calcext:value-type="string">
            <text:p>SOFTMAX;L=20_2_1;DROP=0.0_0.0_0.0;X_LeRELU_LeRELU;MSELoss;ADAMAX=0.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3" office:value-type="string" calcext:value-type="string">
            <text:p>PCA_m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2" office:value-type="string" calcext:value-type="string">
            <text:p>SOFTMAX;L=256_128_64_1;DROP=0.5_05_0.5_0.0;X_LeRELU_LeRELU_LeRELU;MSELoss;ADAMAX=0.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3" office:value-type="string" calcext:value-type="string">
            <text:p>PCA_m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6" office:value-type="string" calcext:value-type="string">
            <text:p>SOFTMAX;L=20_2_1;DROP=0.0_0.0_0.0;X_LeRELU_LeRELU;MSELoss;ADAMAX=0.1;wd=0.01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3" office:value-type="string" calcext:value-type="string">
            <text:p>PCA_m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6" office:value-type="string" calcext:value-type="string">
            <text:p>SOFTMAX;L=256_128_64_1;DROP=0.5_05_0.5_0.0;X_LeRELU_LeRELU_LeRELU;MSELoss;ADAMAX=0.1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20_2_1;DROP=0.0_0.0_0.0;X_LeRELU_LeRELU;MSELoss;ADAMAX=0.1;[Batchnorm1D: Bo2];2kEP</text:p>
          </table:table-cell>
          <table:table-cell table:style-name="ce3" office:value-type="string" calcext:value-type="string">
            <text:p>KENDSIG_05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256_128_64_1;DROP=0.5_05_0.5_0.0;X_LeRELU_LeRELU_LeRELU;MSELoss;ADAMAX=0.1;[Batchnorm1D: Bo2];2kEP</text:p>
          </table:table-cell>
          <table:table-cell table:style-name="ce3" office:value-type="string" calcext:value-type="string">
            <text:p>KENDSIG_05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MSELoss;ADAMAX=0.1;wd=0.01;2kEP</text:p>
          </table:table-cell>
          <table:table-cell table:style-name="ce3" office:value-type="string" calcext:value-type="string">
            <text:p>KENDSIG_05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6" office:value-type="string" calcext:value-type="string">
            <text:p>SOFTMAX;L=256_128_64_1;DROP=0.5_05_0.5_0.0;X_LeRELU_LeRELU_LeRELU;MSELoss;ADAMAX=0.1;wd=0.01;[Batchnorm1D: Bo2];2kEP</text:p>
          </table:table-cell>
          <table:table-cell table:style-name="ce3" office:value-type="string" calcext:value-type="string">
            <text:p>KENDSIG_05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20_2_1;DROP=0.0_0.0_0.0;X_LeRELU_LeRELU;MSELoss;ADAMAX=0.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256_128_64_1;DROP=0.5_05_0.5_0.0;X_LeRELU_LeRELU_LeRELU;MSELoss;ADAMAX=0.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MSELoss;ADAMAX=0.1;wd=0.01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6" office:value-type="string" calcext:value-type="string">
            <text:p>SOFTMAX;L=256_128_64_1;DROP=0.5_05_0.5_0.0;X_LeRELU_LeRELU_LeRELU;MSELoss;ADAMAX=0.1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2" office:value-type="string" calcext:value-type="string">
            <text:p>SOFTMAX;L=20_2_1;DROP=0.0_0.0_0.0;X_LeRELU_LeRELU;L1Loss;ADAMAX=0.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L1Loss;ADAMAX=0.1;wd=0.01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LeRELU_LeRELU_LeRELU;L1Loss;ADAMAX=0.1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1_01_0.1_0.0;X_LeRELU_LeRELU_LeRELU;MSELoss;ADAMAX=0.1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3" office:value-type="string" calcext:value-type="string">
            <text:p>PCA_mle</text:p>
          </table:table-cell>
          <table:table-cell table:style-name="ce3" office:value-type="string" calcext:value-type="string">
            <text:p>STDS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2" office:value-type="string" calcext:value-type="string">
            <text:p>SOFTMAX;L=20_2_1;DROP=0.0_0.0_0.0;X_LeRELU_LeRELU;MSELoss;ADAMAX=0.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PCA_mle</text:p>
          </table:table-cell>
          <table:table-cell table:style-name="ce3" office:value-type="string" calcext:value-type="string">
            <text:p>STDS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2" office:value-type="string" calcext:value-type="string">
            <text:p>SOFTMAX;L=256_128_64_1;DROP=0.5_05_0.5_0.0;X_LeRELU_LeRELU_LeRELU;MSELoss;ADAMAX=0.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20_2_1;DROP=0.0_0.0_0.0;X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calcext:conditional-formats>
          <calcext:conditional-format calcext:target-range-address="Sheet1.F2:Sheet1.F13 Sheet1.F38:Sheet1.F39 Sheet1.F60:Sheet1.F63 Sheet1.F65:Sheet1.F67 Sheet1.F69:Sheet1.F69 Sheet1.F42:Sheet1.F43 Sheet1.F76:Sheet1.F76">
            <calcext:condition calcext:apply-style-name="ConditionalStyle_2" calcext:value="contains-text(&quot;batch&quot;)" calcext:base-cell-address="Sheet1.F2"/>
            <calcext:condition calcext:apply-style-name="ConditionalStyle_1" calcext:value="contains-text(&quot;wd=&quot;)" calcext:base-cell-address="Sheet1.F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month/>
      <number:text>/</number:text>
      <number:day/>
      <number:text>/</number:text>
      <number:year number:style="long"/>
    </number:date-style>
    <number:date-style style:name="N114">
      <number:day/>
      <number:text>-</number:text>
      <number:month number:textual="true"/>
      <number:text>-</number:text>
      <number:year/>
    </number:date-style>
    <number:date-style style:name="N123">
      <number:day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currency-style style:name="N11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17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7P0"/>
    </number:currency-style>
    <number:currency-style style:name="N11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1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8P0"/>
    </number:currency-style>
    <number:currency-style style:name="N12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0P0"/>
    </number:currency-style>
    <number:currency-style style:name="N12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1P0"/>
    </number:currency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6">
      <number:hours/>
      <number:text>:</number:text>
      <number:minutes number:style="long"/>
    </number:time-style>
    <number:time-style style:name="N127">
      <number:hours/>
      <number:text>:</number:text>
      <number:minutes number:style="long"/>
      <number:text>:</number:text>
      <number:seconds number:style="long"/>
    </number:time-style>
    <number:date-style style:name="N12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40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0P2" style:volatile="true">
      <number:currency-symbol/>
      <number:fill-character> </number:fill-character>
      <number:text>- </number:text>
    </number:currency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2" style:display-name="ConditionalStyle_2" style:family="table-cell" style:parent-style-name="Default">
      <style:table-cell-properties fo:border="none"/>
      <style:text-properties fo:font-style="normal" fo:font-weight="bold" style:font-style-asian="normal" style:font-weight-asian="bold" style:font-style-complex="normal" style:font-weight-complex="bold"/>
    </style:style>
    <style:style style:name="ConditionalStyle_5f_1" style:display-name="ConditionalStyle_1" style:family="table-cell" style:parent-style-name="Default">
      <style:table-cell-properties fo:background-color="#e2f0d9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6-08T15:39:25.505000000</meta:creation-date>
    <meta:generator>LibreOffice/7.5.0.3$Windows_X86_64 LibreOffice_project/c21113d003cd3efa8c53188764377a8272d9d6de</meta:generator>
    <dc:date>2023-05-23T16:21:38.725000000</dc:date>
    <meta:editing-duration>P2DT17H57M26S</meta:editing-duration>
    <meta:editing-cycles>224</meta:editing-cycles>
    <meta:document-statistic meta:table-count="1" meta:cell-count="532" meta:object-count="0"/>
  </office:meta>
</office:document-meta>
</file>